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463cm"/>
    </style:style>
    <style:style style:name="co4" style:family="table-column">
      <style:table-column-properties fo:break-before="auto" style:column-width="13.434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number-columns-repeated="1020" table:default-cell-style-name="ce4"/>
        <table:table-row table:style-name="ro1">
          <table:table-cell table:style-name="ce1" office:value-type="string" calcext:value-type="string" table:number-columns-spanned="3" table:number-rows-spanned="1">
            <text:p>Travail à faire sur flyingTurtles</text:p>
          </table:table-cell>
          <table:covered-table-cell table:number-columns-repeated="2"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Ordre de priorité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1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Chercher la position de la souris</text:p>
          </table:table-cell>
          <table:table-cell table:number-columns-repeated="1021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Créer un ennemi aléatoirement</text:p>
          </table:table-cell>
          <table:table-cell table:number-columns-repeated="1021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Modéliser le rebond d'une balle sur mur</text:p>
          </table:table-cell>
          <table:table-cell table:number-columns-repeated="1021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Modéliser le vent + pluies</text:p>
          </table:table-cell>
          <table:table-cell table:number-columns-repeated="1021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Dessin des vecteurs vents et pluies</text:p>
          </table:table-cell>
          <table:table-cell table:number-columns-repeated="1021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Création d'un mode autonome ⇒</text:p>
          </table:table-cell>
          <table:table-cell office:value-type="string" calcext:value-type="string">
            <text:p><text:s/>choix de la surface automatique + choix aléatoires de la force du vent et de la pluie</text:p>
          </table:table-cell>
          <table:table-cell table:number-columns-repeated="1020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22:22:25.223398509</meta:creation-date>
    <dc:date>2015-10-20T22:30:36.007348601</dc:date>
    <meta:editing-duration>P0D</meta:editing-duration>
    <meta:editing-cycles>1</meta:editing-cycles>
    <meta:document-statistic meta:table-count="1" meta:cell-count="11" meta:object-count="0"/>
    <meta:generator>LibreOffice/4.2.8.2$Linux_X86_64 LibreOffice_project/420m0$Build-2</meta:generator>
  </office:meta>
</office:document-meta>
</file>